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2" style:family="paragraph" style:parent-style-name="Body_20_Text_20_First_20_Indent">
      <style:paragraph-properties fo:text-align="center" style:justify-single-word="false"/>
      <style:text-properties style:font-name="Times" fo:font-size="16pt" fo:font-weight="bold" style:font-size-asian="16pt" style:font-weight-asian="bold" style:font-size-complex="16pt"/>
    </style:style>
    <style:style style:name="P3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P4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nstalling xCAT2.0</text:p>
      <text:p text:style-name="P2">04/24/2008</text:p>
      <text:p text:style-name="Date"/>
      <text:p text:style-name="Date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1.Removing xCAT2.0|outline" text:style-name="Internet_20_link" text:visited-style-name="Internet_20_link">1.0 Removing xCAT2.0</text:a><text:tab/>1</text:p>
          <text:p text:style-name="P5"><text:a xlink:type="simple" xlink:href="#1.1.Backup you xCAT database ( if you want to keep it)|outline" text:style-name="Internet_20_link" text:visited-style-name="Internet_20_link">1.1 Backup you xCAT database ( if you want to keep it)</text:a><text:tab/>1</text:p>
          <text:p text:style-name="P5"><text:a xlink:type="simple" xlink:href="#1.2.Stop xcatd|outline" text:style-name="Internet_20_link" text:visited-style-name="Internet_20_link">1.2 Stop xcatd</text:a><text:tab/>1</text:p>
          <text:p text:style-name="P5"><text:a xlink:type="simple" xlink:href="#1.3.Remove xCAT rpms|outline" text:style-name="Internet_20_link" text:visited-style-name="Internet_20_link">1.3 Remove xCAT rpms</text:a><text:tab/>1</text:p>
          <text:p text:style-name="P5"><text:a xlink:type="simple" xlink:href="#1.4.Remove OSS prerequisites installed for xCAT|outline" text:style-name="Internet_20_link" text:visited-style-name="Internet_20_link">1.4 Remove OSS prerequisites installed for xCAT</text:a><text:tab/>1</text:p>
          <text:p text:style-name="P5"><text:a xlink:type="simple" xlink:href="#1.5.Remove xCAT ssh keys and credentials|outline" text:style-name="Internet_20_link" text:visited-style-name="Internet_20_link">1.5 Remove xCAT ssh keys and credentials</text:a><text:tab/>2</text:p>
          <text:p text:style-name="P5"><text:a xlink:type="simple" xlink:href="#1.6.Remove xCAT data directories|outline" text:style-name="Internet_20_link" text:visited-style-name="Internet_20_link">1.6 Remove xCAT data directories</text:a><text:tab/>2</text:p>
          <text:p text:style-name="P5"><text:a xlink:type="simple" xlink:href="#1.7.Remove xCAT install Directories|outline" text:style-name="Internet_20_link" text:visited-style-name="Internet_20_link">1.7 Remove xCAT install Directories</text:a><text:tab/>2</text:p>
          <text:p text:style-name="P5"><text:a xlink:type="simple" xlink:href="#1.8.Extraneous files|outline" text:style-name="Internet_20_link" text:visited-style-name="Internet_20_link">1.8 Extraneous files</text:a><text:tab/>2</text:p>
          <text:p text:style-name="P5"><text:a xlink:type="simple" xlink:href="#1.9.Remove Postgresql Database ( if using Service Nodes)|outline" text:style-name="Internet_20_link" text:visited-style-name="Internet_20_link">1.9 Remove Postgresql Database ( if using Service Nodes)</text:a><text:tab/>2</text:p>
        </text:index-body>
      </text:table-of-content>
      <text:p text:style-name="Date"/>
      <text:p text:style-name="Date"/>
      <text:p text:style-name="P1"/>
      <text:h text:style-name="Heading_20_1" text:outline-level="1">Removing xCAT2.0</text:h>
      <text:h text:style-name="Heading_20_2" text:outline-level="2">Backup you xCAT database ( if you want to keep it)</text:h>
      <text:p text:style-name="Body_20_Text_20_First_20_Indent">dumpxCATdb -p &lt;path to where to save the database&gt;</text:p>
      <text:h text:style-name="Heading_20_2" text:outline-level="2">Stop xcatd</text:h>
      <text:p text:style-name="Standard"/>
      <text:p text:style-name="Standard"><text:s text:c="2"/>Service xcatd stop</text:p>
      <text:h text:style-name="Heading_20_2" text:outline-level="2">Remove xCAT rpms</text:h>
      <text:list text:style-name="WW8Num8">
        <text:list-item>
          <text:p text:style-name="List_20_Bullet_20_2">rpm -e xCAT-2.0</text:p>
        </text:list-item>
        <text:list-item>
          <text:p text:style-name="List_20_Bullet_20_2">rpm -e xCAT-server-2.0</text:p>
        </text:list-item>
        <text:list-item>
          <text:p text:style-name="List_20_Bullet_20_2">rpm -e xCAT-client-2.0</text:p>
        </text:list-item>
        <text:list-item>
          <text:p text:style-name="List_20_Bullet_20_2">rpm -e perl-xCAT-2.0</text:p>
        </text:list-item>
        <text:list-item>
          <text:p text:style-name="List_20_Bullet_20_2">rpm -e xCAT-nbroot-oss-x86-64</text:p>
        </text:list-item>
        <text:list-item>
          <text:p text:style-name="List_20_Bullet_20_2">rpm -e xCAT-nbroot-core-x86_64</text:p>
        </text:list-item>
        <text:list-item>
          <text:p text:style-name="List_20_Bullet_20_2">rpm -e xCAT-nbkernel-x86_64</text:p>
        </text:list-item>
      </text:list>
      <text:h text:style-name="Heading_20_2" text:outline-level="2">Remove OSS prerequisites installed for xCAT</text:h>
      <text:list text:style-name="WW8Num8">
        <text:list-item text:start-value="1">
          <text:p text:style-name="List_20_Bullet_20_2">rpm -e fping-2.2b1-1</text:p>
        </text:list-item>
        <text:list-item>
          <text:p text:style-name="List_20_Bullet_20_2">rpm -e perl-Digest-MD5-2.36-1</text:p>
        </text:list-item>
        <text:list-item>
          <text:p text:style-name="List_20_Bullet_20_2">rpm -e perl-Net_SSLeay.pm-1.30-1</text:p>
        </text:list-item>
        <text:list-item>
          <text:p text:style-name="List_20_Bullet_20_2"><text:soft-page-break/>rpm -e perl-IO-Socket-SSL-1.06-1</text:p>
        </text:list-item>
        <text:list-item>
          <text:p text:style-name="List_20_Bullet_20_2">rpm -e perl-IO-Stty-.02-1</text:p>
        </text:list-item>
        <text:list-item>
          <text:p text:style-name="List_20_Bullet_20_2">rpm -e perl-IO-Tty-1.07-1</text:p>
        </text:list-item>
        <text:list-item>
          <text:p text:style-name="List_20_Bullet_20_2">rpm -e perl-Expect-1.21-1</text:p>
        </text:list-item>
        <text:list-item>
          <text:p text:style-name="List_20_Bullet_20_2">rpm -e conserver-8.1.16-2</text:p>
        </text:list-item>
        <text:list-item>
          <text:p text:style-name="List_20_Bullet_20_2">rpm -e expect-5.42.1-3</text:p>
        </text:list-item>
        <text:list-item>
          <text:p text:style-name="List_20_Bullet_20_2">rpm -e tk-8.4.7-3</text:p>
        </text:list-item>
        <text:list-item>
          <text:p text:style-name="List_20_Bullet_20_2">rpm -e tcl-8.4.7-3</text:p>
        </text:list-item>
        <text:list-item>
          <text:p text:style-name="List_20_Bullet_20_2">rpm -e perl-DBD-SQLite-1.13-1</text:p>
        </text:list-item>
        <text:list-item>
          <text:p text:style-name="List_20_Bullet_20_2">rpm -e perl-DBI-1.55-1</text:p>
        </text:list-item>
      </text:list>
      <text:h text:style-name="Heading_20_2" text:outline-level="2">Remove xCAT ssh keys and credentials</text:h>
      <text:list text:style-name="WW8Num8">
        <text:list-item text:start-value="1">
          <text:p text:style-name="List_20_Bullet_20_2">rm -rf <text:s/>$ROOTHOME/ssh</text:p>
        </text:list-item>
        <text:list-item>
          <text:p text:style-name="List_20_Bullet_20_2">rm -rf <text:s/>$ROOTHOME/.xcat</text:p>
        </text:list-item>
      </text:list>
      <text:h text:style-name="Heading_20_2" text:outline-level="2">Remove xCAT data directories</text:h>
      <text:list text:style-name="WW8Num8">
        <text:list-item text:start-value="1">
          <text:p text:style-name="List_20_Bullet_20_2">rm -rf /install</text:p>
        </text:list-item>
        <text:list-item>
          <text:p text:style-name="List_20_Bullet_20_2">rm -rf /tftpboot/xcat*</text:p>
        </text:list-item>
        <text:list-item>
          <text:p text:style-name="List_20_Bullet_20_2">rm -rf <text:s/>/etc/xcat</text:p>
        </text:list-item>
        <text:list-item>
          <text:p text:style-name="List_20_Bullet_20_2">rm -rf /etc/sysconfig/xcat ( may not exist)</text:p>
        </text:list-item>
      </text:list>
      <text:h text:style-name="Heading_20_2" text:outline-level="2" text:is-list-header="true"/>
      <text:h text:style-name="Heading_20_2" text:outline-level="2">Remove xCAT install Directories</text:h>
      <text:list text:style-name="WW8Num8">
        <text:list-item text:start-value="1">
          <text:p text:style-name="List_20_Bullet_20_2">rm -rf $ROOTHOME/xcat2</text:p>
        </text:list-item>
      </text:list>
      <text:h text:style-name="Heading_20_2" text:outline-level="2">Extraneous files</text:h>
      <text:list text:style-name="WW8Num8">
        <text:list-item text:start-value="1">
          <text:p text:style-name="List_20_Bullet_20_2">/tmp/genimage*</text:p>
        </text:list-item>
        <text:list-item>
          <text:p text:style-name="List_20_Bullet_20_2">/tmp/packimage*</text:p>
        </text:list-item>
        <text:list-item>
          <text:p text:style-name="List_20_Bullet_20_2">/tmp/mknb*</text:p>
        </text:list-item>
      </text:list>
      <text:h text:style-name="Heading_20_2" text:outline-level="2">Remove Postgresql Database ( if using Service Nodes)</text:h>
      <text:list text:style-name="WW8Num8">
        <text:list-item text:start-value="1">
          <text:p text:style-name="List_20_Bullet_20_2">su – postgres</text:p>
        </text:list-item>
        <text:list-item>
          <text:p text:style-name="List_20_Bullet_20_2">dropdb -h 11.16.0.1 -i -e --username xcatadmin xcatdb</text:p>
        </text:list-item>
        <text:list-item>
          <text:p text:style-name="List_20_Bullet_20_2">Database "xcatdb" will be permanently removed.</text:p>
        </text:list-item>
        <text:list-item>
          <text:p text:style-name="List_20_Bullet_20_2">Are you sure? (y/n) y</text:p>
        </text:list-item>
        <text:list-item>
          <text:p text:style-name="List_20_Bullet_20_2">Password:</text:p>
        </text:list-item>
        <text:list-item>
          <text:p text:style-name="List_20_Bullet_20_2">DROP DATABASE xcatdb;</text:p>
        </text:list-item>
        <text:list-item>
          <text:p text:style-name="List_20_Bullet_20_2">DROP DATABASE</text:p>
        </text:list-item>
        <text:list-item>
          <text:p text:style-name="List_20_Bullet_20_2">service postgresql stop </text:p>
        </text:list-item>
      </text:list>
      <text:p text:style-name="Standard"/>
      <text:h text:style-name="Heading_20_2" text:outline-level="2" text:is-list-header="true"><text:soft-page-break/></text:h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RTF_5f_Num_20_2_20_1" style:display-name="RTF_Num 2 1" style:family="text">
      <style:text-properties style:font-name="Helv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9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125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text-properties fo:font-family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•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                        xCAT 2</dc:title>
    <meta:initial-creator>IBM_USER</meta:initial-creator>
    <meta:creation-date>2008-03-11T09:00:00</meta:creation-date>
    <dc:creator>Bruce Potter</dc:creator>
    <dc:date>2008-04-29T19:46:59</dc:date>
    <meta:print-date>2008-03-11T09:01:00</meta:print-date>
    <meta:editing-cycles>15</meta:editing-cycles>
    <meta:editing-duration>PT5H49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3" meta:word-count="319" meta:character-count="1661"/>
  </office:meta>
</office:document-meta>
</file>